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063in" table:align="left"/>
    </style:style>
    <style:style style:name="Table1.A" style:family="table-column">
      <style:table-column-properties style:column-width="4.6903in"/>
    </style:style>
    <style:style style:name="Table1.B" style:family="table-column">
      <style:table-column-properties style:column-width="1.81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063in" table:align="left"/>
    </style:style>
    <style:style style:name="Table2.A" style:family="table-column">
      <style:table-column-properties style:column-width="4.6903in"/>
    </style:style>
    <style:style style:name="Table2.B" style:family="table-column">
      <style:table-column-properties style:column-width="1.816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color="#5983b0" loext:opacity="100%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ed64a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officeooo:paragraph-rsid="001ed64a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ed64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1ed64a" officeooo:paragraph-rsid="001ed64a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d64a" officeooo:paragraph-rsid="001ed64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officeooo:paragraph-rsid="001ed64a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d64a" officeooo:paragraph-rsid="001ed6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12pt" fo:font-weight="normal" officeooo:rsid="001ed64a" officeooo:paragraph-rsid="001ed6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d64a" officeooo:paragraph-rsid="001f1f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1f1f6c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1f1f6c" style:font-size-asian="12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6pt" fo:font-weight="bold" officeooo:rsid="00206ff3" officeooo:paragraph-rsid="00206ff3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line-height="200%" fo:text-align="center" style:justify-single-word="false"/>
      <style:text-properties style:font-name="Times New Roman" fo:font-size="16pt" fo:font-weight="bold" officeooo:rsid="001f0f9c" officeooo:paragraph-rsid="001f0f9c" style:font-size-asian="14pt" style:font-weight-asian="bold" style:font-size-complex="16pt" style:font-weight-complex="bold"/>
    </style:style>
    <style:style style:name="P15" style:family="paragraph" style:parent-style-name="Standard">
      <style:text-properties style:font-name="Times New Roman" officeooo:paragraph-rsid="001f1f6c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1f0f9c" officeooo:paragraph-rsid="001f0f9c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1f0f9c" officeooo:paragraph-rsid="001f0f9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f1f6c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paragraph-rsid="001f1f6c" style:font-weight-asian="bold" style:font-weight-complex="bold"/>
    </style:style>
    <style:style style:name="P20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ed64a" officeooo:paragraph-rsid="001ed64a" style:font-size-asian="16pt" style:font-weight-asian="bold" style:font-size-complex="16pt" style:font-weight-complex="bold"/>
    </style:style>
    <style:style style:name="P21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f0f9c" officeooo:paragraph-rsid="001f0f9c" style:font-size-asian="16pt" style:font-weight-asian="bold" style:font-size-complex="16pt" style:font-weight-complex="bold"/>
    </style:style>
    <style:style style:name="P22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f1f6c" officeooo:paragraph-rsid="001f1f6c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line-height="200%" fo:text-align="center" style:justify-single-word="false"/>
      <style:text-properties style:font-name="Times New Roman" fo:font-size="16pt" fo:font-weight="bold" officeooo:rsid="001f0f9c" officeooo:paragraph-rsid="001f0f9c" style:font-size-asian="14pt" style:font-weight-asian="bold" style:font-size-complex="16pt" style:font-weight-complex="bold"/>
    </style:style>
    <style:style style:name="P24" style:family="paragraph" style:parent-style-name="Table_20_Contents">
      <style:paragraph-properties fo:line-height="200%" fo:text-align="center" style:justify-single-word="false"/>
      <style:text-properties style:font-name="Times New Roman" fo:font-size="16pt" fo:font-weight="bold" officeooo:rsid="00237cb3" officeooo:paragraph-rsid="00237cb3" style:font-size-asian="14pt" style:font-weight-asian="bold" style:font-size-complex="16pt" style:font-weight-complex="bold"/>
    </style:style>
    <style:style style:name="P25" style:family="paragraph" style:parent-style-name="Table_20_Contents" style:list-style-name="L2">
      <style:paragraph-properties fo:line-height="150%" fo:text-align="start" style:justify-single-word="false"/>
      <style:text-properties style:font-name="Times New Roman" fo:font-size="14pt" fo:font-weight="normal" officeooo:rsid="001ed64a" officeooo:paragraph-rsid="001ed64a" style:font-size-asian="14pt" style:font-weight-asian="normal" style:font-size-complex="14pt" style:font-weight-complex="normal"/>
    </style:style>
    <style:style style:name="P26" style:family="paragraph" style:parent-style-name="Table_20_Contents" style:list-style-name="L3">
      <style:paragraph-properties fo:line-height="150%" fo:text-align="start" style:justify-single-word="false"/>
      <style:text-properties style:font-name="Times New Roman" fo:font-size="14pt" fo:font-weight="normal" officeooo:rsid="001f0f9c" officeooo:paragraph-rsid="001f0f9c" style:font-size-asian="14pt" style:font-weight-asian="normal" style:font-size-complex="14pt" style:font-weight-complex="normal"/>
    </style:style>
    <style:style style:name="P27" style:family="paragraph" style:parent-style-name="Table_20_Contents" style:list-style-name="L7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4pt" style:font-weight-asian="normal" style:font-size-complex="14pt" style:font-weight-complex="normal"/>
    </style:style>
    <style:style style:name="P28" style:family="paragraph" style:parent-style-name="Table_20_Contents" style:list-style-name="L6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237cb3" officeooo:paragraph-rsid="00237cb3" style:font-size-asian="14pt" style:font-weight-asian="normal" style:font-size-complex="14pt" style:font-weight-complex="normal"/>
    </style:style>
    <style:style style:name="P30" style:family="paragraph" style:parent-style-name="Table_20_Contents" style:list-style-name="L4">
      <style:paragraph-properties fo:line-height="150%" fo:text-align="start" style:justify-single-word="false"/>
      <style:text-properties style:font-name="Times New Roman" fo:font-size="14pt" fo:font-weight="normal" officeooo:rsid="001f11a8" officeooo:paragraph-rsid="001f11a8" style:font-size-asian="12.25pt" style:font-weight-asian="normal" style:font-size-complex="14pt" style:font-weight-complex="normal"/>
    </style:style>
    <style:style style:name="P31" style:family="paragraph" style:parent-style-name="Table_20_Contents" style:list-style-name="L5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237cb3" officeooo:paragraph-rsid="00237cb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c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8">ACKNOWLEDGEMENT</text:p>
      <text:p text:style-name="P18"/>
      <text:p text:style-name="P19"/>
      <text:p text:style-name="P12">I take this opportunity to thank one and all involved in building this project. Firstly I would like to thank the college for providing us an opportunity to work on the project.</text:p>
      <text:p text:style-name="P12"/>
      <text:p text:style-name="P12">I would also like to thank the management of <text:span text:style-name="T1">K. S. Institute of Technology</text:span> for providing all the resources required for the project.</text:p>
      <text:p text:style-name="P12"/>
      <text:p text:style-name="P12">I wish to acknowledge my sincere gratitude to our beloved Principal, <text:span text:style-name="T1">Dr. Dilip Kumar</text:span> for his encouragement and providing all facilities for the accomplishment of this project.</text:p>
      <text:p text:style-name="P12"/>
      <text:p text:style-name="P12">This project would not have been possible without the support of our beloved <text:span text:style-name="T1">Prof &amp; HOD, Dr. Rekha.B.Venkatapur, Dept. of CSE</text:span>.</text:p>
      <text:p text:style-name="P12"/>
      <text:p text:style-name="P12">I am also highly grateful to my project guides, <text:span text:style-name="T1">Mr. Kumar K, Dept. of CSE</text:span> who have been very generous in assisting and supporting, to do this Project <text:span text:style-name="T1">“RAILWAY BOOKING SYSTEM”</text:span>.</text:p>
      <text:p text:style-name="P12"/>
      <text:p text:style-name="P12">I also would like to thank all other teaching and non-teaching staff members who have extended their support and co-operation while bringing up this projec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PRAJWAL KULKARNI</text:p>
      <text:p text:style-name="P13">(1KS19CS070)</text:p>
      <text:p text:style-name="P3"/>
      <text:p text:style-name="P2"/>
      <text:p text:style-name="P2"/>
      <text:p text:style-name="P4">ABSTRACT </text:p>
      <text:p text:style-name="P2"/>
      <text:p text:style-name="P2"/>
      <text:p text:style-name="P7"><text:span text:style-name="T1">“RAILWAY BOOKING SYSTEM”</text:span> is a simple web application used to book train tickets, it has a simple and extremely user friendly UI, where users can book tickets, view their existing tickets, view all train information, etc. Once a ticket is booked users will also receive an email with their ticket attached to it. Users can also cancel any ticket at any time. </text:p>
      <text:p text:style-name="P5"/>
      <text:p text:style-name="P6">CONTENTS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2878344737600">
          <table:table-cell table:style-name="Table1.A1" office:value-type="string">
            <text:list xml:id="list3671420602" text:style-name="L1">
              <text:list-item>
                <text:p text:style-name="P20">INTRODUCTION</text:p>
              </text:list-item>
            </text:list>
            <text:list xml:id="list485083659" text:style-name="L2">
              <text:list-item>
                <text:p text:style-name="P25">Overview</text:p>
              </text:list-item>
              <text:list-item>
                <text:p text:style-name="P25">Problem Statement</text:p>
              </text:list-item>
              <text:list-item>
                <text:p text:style-name="P25">Database Management System</text:p>
              </text:list-item>
              <text:list-item>
                <text:p text:style-name="P25">SQL</text:p>
              </text:list-item>
              <text:list-item>
                <text:p text:style-name="P25">HTML/CSS</text:p>
              </text:list-item>
              <text:list-item>
                <text:p text:style-name="P25">Flask</text:p>
              </text:list-item>
            </text:list>
          </table:table-cell>
          <table:table-cell table:style-name="Table1.A1" office:value-type="string">
            <text:p text:style-name="P14">1-3</text:p>
            <text:p text:style-name="P16">1</text:p>
            <text:p text:style-name="P16">1</text:p>
            <text:p text:style-name="P16">1</text:p>
            <text:p text:style-name="P16">2</text:p>
            <text:p text:style-name="P16">2</text:p>
            <text:p text:style-name="P16">3</text:p>
          </table:table-cell>
        </table:table-row>
        <table:table-row table:style-name="TableLine2878344737888">
          <table:table-cell table:style-name="Table1.A1" office:value-type="string">
            <text:list xml:id="list215719924369580" text:continue-list="list3671420602" text:style-name="L1">
              <text:list-item>
                <text:p text:style-name="P21">REQUIREMENTS SPECIFICATION</text:p>
              </text:list-item>
            </text:list>
            <text:list xml:id="list317908319" text:style-name="L3">
              <text:list-item>
                <text:p text:style-name="P26">Software Requirements</text:p>
              </text:list-item>
              <text:list-item>
                <text:p text:style-name="P26">Hardware Requirements</text:p>
              </text:list-item>
            </text:list>
          </table:table-cell>
          <table:table-cell table:style-name="Table1.A1" office:value-type="string">
            <text:p text:style-name="P14">4</text:p>
            <text:p text:style-name="P17">4</text:p>
            <text:p text:style-name="P17">4</text:p>
          </table:table-cell>
        </table:table-row>
        <table:table-row table:style-name="TableLine2878344740192">
          <table:table-cell table:style-name="Table1.A1" office:value-type="string">
            <text:list xml:id="list215720937740320" text:continue-list="list215719924369580" text:style-name="L1">
              <text:list-item>
                <text:p text:style-name="P21">DETAILED DESIGN</text:p>
              </text:list-item>
            </text:list>
            <text:list xml:id="list4279236286" text:style-name="L4">
              <text:list-item>
                <text:p text:style-name="P30">System Design</text:p>
              </text:list-item>
              <text:list-item>
                <text:p text:style-name="P30">Entity Relationship Diagram</text:p>
              </text:list-item>
              <text:list-item>
                <text:p text:style-name="P30">Relational Schema</text:p>
              </text:list-item>
              <text:list-item>
                <text:p text:style-name="P30">Description of Tables</text:p>
              </text:list-item>
            </text:list>
          </table:table-cell>
          <table:table-cell table:style-name="Table1.A1" office:value-type="string">
            <text:p text:style-name="P14">5 – <text:span text:style-name="T2">8</text:span></text:p>
            <text:p text:style-name="P29">5</text:p>
            <text:p text:style-name="P29">5</text:p>
            <text:p text:style-name="P29">7</text:p>
            <text:p text:style-name="P29">8</text:p>
          </table:table-cell>
        </table:table-row>
        <table:table-row table:style-name="TableLine2878344740768">
          <table:table-cell table:style-name="Table1.A1" office:value-type="string">
            <text:list xml:id="list215721699335568" text:continue-list="list215720937740320" text:style-name="L1">
              <text:list-item>
                <text:p text:style-name="P22">IMPLEMENTATION</text:p>
              </text:list-item>
            </text:list>
            <text:list xml:id="list482633850" text:style-name="L5">
              <text:list-item>
                <text:p text:style-name="P31">Module and their Roles</text:p>
              </text:list-item>
            </text:list>
          </table:table-cell>
          <table:table-cell table:style-name="Table1.A1" office:value-type="string">
            <text:p text:style-name="P24">10 – 13</text:p>
            <text:p text:style-name="P32">10</text:p>
          </table:table-cell>
        </table:table-row>
        <table:table-row table:style-name="TableLine2878159255888">
          <table:table-cell table:style-name="Table1.A1" office:value-type="string">
            <text:list xml:id="list215720779831987" text:continue-list="list215721699335568" text:style-name="L1">
              <text:list-item>
                <text:p text:style-name="P22">TESTING</text:p>
              </text:list-item>
            </text:list>
            <text:list xml:id="list366623818" text:style-name="L6">
              <text:list-item>
                <text:p text:style-name="P28">Software Testing</text:p>
              </text:list-item>
              <text:list-item>
                <text:p text:style-name="P28">Module Testing and Integration</text:p>
              </text:list-item>
            </text:list>
          </table:table-cell>
          <table:table-cell table:style-name="Table1.A1" office:value-type="string">
            <text:p text:style-name="P24">14</text:p>
            <text:p text:style-name="P32">14</text:p>
            <text:p text:style-name="P32">14</text:p>
          </table:table-cell>
        </table:table-row>
      </table:table>
      <text:p text:style-name="P8"/>
      <text:p text:style-name="P8"/>
      <text:p text:style-name="P9"/>
      <text:p text:style-name="P8"/>
      <text:p text:style-name="P10"/>
      <table:table table:name="Table2" table:style-name="Table2">
        <table:table-column table:style-name="Table2.A"/>
        <table:table-column table:style-name="Table2.B"/>
        <table:table-row table:style-name="TableLine2878159256752">
          <table:table-cell table:style-name="Table2.A1" office:value-type="string">
            <text:list xml:id="list215721045672200" text:continue-list="list215720779831987" text:style-name="L1">
              <text:list-item>
                <text:p text:style-name="P22">TESTING</text:p>
              </text:list-item>
            </text:list>
            <text:list xml:id="list1106336801" text:style-name="L7">
              <text:list-item>
                <text:p text:style-name="P27">Sign-in</text:p>
              </text:list-item>
              <text:list-item>
                <text:p text:style-name="P27">Sign-up</text:p>
              </text:list-item>
              <text:list-item>
                <text:p text:style-name="P27">Home</text:p>
              </text:list-item>
              <text:list-item>
                <text:p text:style-name="P27">All Train Info</text:p>
              </text:list-item>
              <text:list-item>
                <text:p text:style-name="P27">View Tickets</text:p>
              </text:list-item>
              <text:list-item>
                <text:p text:style-name="P27">Book Ticket</text:p>
              </text:list-item>
              <text:list-item>
                <text:p text:style-name="P27">Available Trains</text:p>
              </text:list-item>
              <text:list-item>
                <text:p text:style-name="P27">Add Passengers</text:p>
              </text:list-item>
              <text:list-item>
                <text:p text:style-name="P27">Payment</text:p>
              </text:list-item>
              <text:list-item>
                <text:p text:style-name="P27">Mail</text:p>
              </text:list-item>
              <text:list-item>
                <text:p text:style-name="P27">Ticket PDF</text:p>
              </text:list-item>
            </text:list>
          </table:table-cell>
          <table:table-cell table:style-name="Table2.A1" office:value-type="string">
            <text:p text:style-name="P24">15 – 20</text:p>
            <text:p text:style-name="P32">15</text:p>
            <text:p text:style-name="P32">15</text:p>
            <text:p text:style-name="P32">16</text:p>
            <text:p text:style-name="P32">16</text:p>
            <text:p text:style-name="P32">17</text:p>
            <text:p text:style-name="P32">17</text:p>
            <text:p text:style-name="P32">18</text:p>
            <text:p text:style-name="P32">18</text:p>
            <text:p text:style-name="P32">19</text:p>
            <text:p text:style-name="P32">19</text:p>
            <text:p text:style-name="P32">20</text:p>
          </table:table-cell>
        </table:table-row>
        <table:table-row table:style-name="TableLine2878159261360">
          <table:table-cell table:style-name="Table2.A1" office:value-type="string">
            <text:list xml:id="list215721911713003" text:continue-list="list215721045672200" text:style-name="L1">
              <text:list-item>
                <text:p text:style-name="P22">CONCLUSION</text:p>
              </text:list-item>
              <text:list-item>
                <text:p text:style-name="P22">REFERENCES</text:p>
              </text:list-item>
            </text:list>
          </table:table-cell>
          <table:table-cell table:style-name="Table2.A1" office:value-type="string">
            <text:p text:style-name="P24">21</text:p>
            <text:p text:style-name="P24">22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846in" style:type="center"/>
          <style:tab-stop style:position="7.5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846in" style:type="center"/>
          <style:tab-stop style:position="7.5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5983b0" loext:opacity="100%"/>
    </style:style>
    <style:page-layout style:name="Mpm1">
      <style:page-layout-properties fo:page-width="8.2701in" fo:page-height="11.6902in" style:num-format="1" style:print-orientation="portrait" fo:margin-top="0.35in" fo:margin-bottom="0.35in" fo:margin-left="0.35in" fo:margin-right="0.35in" fo:border="2.24pt solid #000000" fo:padding-top="0.0201in" fo:padding-bottom="0.0201in" fo:padding-left="0.5in" fo:padding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7:30:08.420000000</meta:creation-date>
    <dc:date>2022-03-25T21:57:19.590000000</dc:date>
    <meta:editing-duration>PT25M19S</meta:editing-duration>
    <meta:editing-cycles>6</meta:editing-cycles>
    <meta:generator>LibreOffice/7.3.1.3$Windows_X86_64 LibreOffice_project/a69ca51ded25f3eefd52d7bf9a5fad8c90b87951</meta:generator>
    <meta:document-statistic meta:table-count="2" meta:image-count="0" meta:object-count="0" meta:page-count="4" meta:paragraph-count="81" meta:word-count="360" meta:character-count="1935" meta:non-whitespace-character-count="1685"/>
  </office:meta>
</office:document-meta>
</file>